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0CCA863DF14AF3824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6228c"/>
    </style:style>
    <style:style style:name="P6" style:family="paragraph" style:parent-style-name="Title">
      <style:text-properties officeooo:rsid="00120919" officeooo:paragraph-rsid="0016228c"/>
    </style:style>
    <style:style style:name="P7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4eda3"/>
    </style:style>
    <style:style style:name="T3" style:family="text">
      <style:text-properties officeooo:rsid="00184c7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frame draw:style-name="fr1" draw:name="Image1" text:anchor-type="as-char" svg:width="6.9252in" svg:height="2.0925in" draw:z-index="0"><draw:image xlink:href="Pictures/10000000000002A3000000CCA863DF14AF3824A3.png" xlink:type="simple" xlink:show="embed" xlink:actuate="onLoad" draw:mime-type="image/png"/></draw:frame></text:h>
      <text:p text:style-name="P6">PhotonVisionLib 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1">202</text:span><text:span text:style-name="T2">4</text:span><text:span text:style-name="T1">_</text:span><text:span text:style-name="T3">1_2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4-01-10T23:31:40.332000000</dc:date>
    <dc:creator>Jim Simpson</dc:creator>
    <meta:editing-duration>PT11M32S</meta:editing-duration>
    <meta:editing-cycles>16</meta:editing-cycles>
    <meta:document-statistic meta:table-count="0" meta:image-count="1" meta:object-count="0" meta:page-count="2" meta:paragraph-count="5" meta:word-count="5" meta:character-count="49" meta:non-whitespace-character-count="46"/>
  </office:meta>
</office:document-meta>
</file>